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cc2" officeooo:paragraph-rsid="000d9cc2"/>
    </style:style>
    <style:style style:name="P2" style:family="paragraph" style:parent-style-name="Standard">
      <style:text-properties officeooo:paragraph-rsid="000dfa62"/>
    </style:style>
    <style:style style:name="P3" style:family="paragraph" style:parent-style-name="Standard">
      <style:text-properties officeooo:paragraph-rsid="001115db"/>
    </style:style>
    <style:style style:name="P4" style:family="paragraph" style:parent-style-name="Standard">
      <style:text-properties style:font-name="Liberation Serif" officeooo:rsid="000d9cc2" officeooo:paragraph-rsid="00130f5a"/>
    </style:style>
    <style:style style:name="P5" style:family="paragraph" style:parent-style-name="Standard">
      <style:text-properties style:font-name="Liberation Serif" officeooo:paragraph-rsid="000d9cc2"/>
    </style:style>
    <style:style style:name="P6" style:family="paragraph" style:parent-style-name="Standard">
      <style:text-properties style:font-name="Liberation Serif" officeooo:paragraph-rsid="00130f5a"/>
    </style:style>
    <style:style style:name="P7" style:family="paragraph" style:parent-style-name="Standard">
      <style:text-properties style:font-name="Liberation Serif" officeooo:paragraph-rsid="001115db"/>
    </style:style>
    <style:style style:name="T1" style:family="text">
      <style:text-properties officeooo:rsid="000d9cc2"/>
    </style:style>
    <style:style style:name="T2" style:family="text">
      <style:text-properties officeooo:rsid="000dfa62"/>
    </style:style>
    <style:style style:name="T3" style:family="text">
      <style:text-properties officeooo:rsid="000e010a"/>
    </style:style>
    <style:style style:name="T4" style:family="text">
      <style:text-properties officeooo:rsid="001115db"/>
    </style:style>
    <style:style style:name="T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9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fo:color="#c9211e" officeooo:rsid="000d9cc2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c9211e" fo:font-weight="bold" officeooo:rsid="000d9cc2" style:font-weight-asian="bold" style:font-weight-complex="bold"/>
    </style:style>
    <style:style style:name="T13" style:family="text">
      <style:text-properties fo:color="#c9211e" style:text-outline="false" style:text-line-through-style="none" style:text-line-through-type="none" style:font-name="Liberation Sans1" fo:font-size="10pt" fo:font-style="normal" fo:text-shadow="none" style:text-underline-style="none" fo:font-weight="normal" officeooo:rsid="000d9cc2" style:font-size-asian="10pt" style:font-style-asian="normal" style:font-weight-asian="normal" style:font-weight-complex="bold" style:text-emphasize="none"/>
    </style:style>
    <style:style style:name="T14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9cc2" style:font-size-asian="10pt" style:font-style-asian="normal" style:font-weight-asian="normal" style:font-weight-complex="bold" style:text-emphasize="none"/>
    </style:style>
    <style:style style:name="T15" style:family="text">
      <style:text-properties fo:color="#c9211e" style:text-outline="false" style:text-line-through-style="none" style:text-line-through-type="none" style:font-name="Liberation Serif" fo:font-size="13pt" fo:font-style="normal" fo:text-shadow="none" style:text-underline-style="none" fo:font-weight="normal" officeooo:rsid="000d9cc2" style:font-size-asian="13pt" style:font-style-asian="normal" style:font-weight-asian="normal" style:font-size-complex="13pt" style:font-weight-complex="bold" style:text-emphasize="none"/>
    </style:style>
    <style:style style:name="T16" style:family="text">
      <style:text-properties fo:color="#c9211e" style:font-name="Liberation Serif" fo:font-weight="bold" officeooo:rsid="000d9cc2" style:font-weight-asian="bold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0d9cc2" style:font-size-asian="10pt" style:font-style-asian="normal" style:font-weight-asian="normal" style:font-weight-complex="bold" style:text-emphasize="none"/>
    </style:style>
    <style:style style:name="T18" style:family="tex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officeooo:rsid="000d9cc2" style:font-size-asian="10pt" style:font-style-asian="normal" style:font-weight-asian="normal" style:font-weight-complex="bold" style:text-emphasize="none"/>
    </style:style>
    <style:style style:name="T19" style:family="text"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officeooo:rsid="000d9cc2" style:font-size-asian="13pt" style:font-style-asian="normal" style:font-weight-asian="normal" style:font-size-complex="13pt" style:font-weight-complex="bold" style:text-emphasize="none"/>
    </style:style>
    <style:style style:name="T20" style:family="text">
      <style:text-properties style:use-window-font-color="true" style:text-outline="false" style:text-line-through-style="none" style:text-line-through-type="none" style:font-name="Liberation Serif" fo:font-size="13pt" fo:font-style="normal" fo:text-shadow="none" style:text-underline-style="none" fo:font-weight="normal" officeooo:rsid="000d9cc2" style:font-size-asian="13pt" style:font-style-asian="normal" style:font-weight-asian="normal" style:font-size-complex="13pt" style:font-weight-complex="bold" style:text-emphasize="none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0d9cc2"/>
    </style:style>
    <style:style style:name="T23" style:family="text">
      <style:text-properties style:font-name="Liberation Serif" officeooo:rsid="000dfa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3_2043936307"/>Proporcional en <text:span text:style-name="T3">LibreOffice/</text:span>Excel:</text:p>
      <text:p text:style-name="P1">Se hace cambio de plan el 10/08/2022 a uno mas alto de 51990, anteriormente tuvo un plan de 44990, el corte son los 1 de cada mes, el plan se carga los 2 de cada mes.</text:p>
      <text:p text:style-name="P1"/>
      <text:p text:style-name="P1">Formulas:</text:p>
      <text:p text:style-name="P4"><text:tab/><text:bookmark-start text:name="__DdeLink__0_2043936307"/>PlanActual<text:bookmark-end text:name="__DdeLink__0_2043936307"/> / 30 = PrActu<text:span text:style-name="T11">→</text:span> <text:span text:style-name="T7">Consumo diario</text:span></text:p>
      <text:p text:style-name="P5"><text:span text:style-name="T1"><text:tab/>PlanNuevo / 30 = PrPlnNuev </text:span><text:bookmark-start text:name="__DdeLink__31_2043936307"/><text:span text:style-name="T12">→</text:span><text:bookmark-end text:name="__DdeLink__31_2043936307"/><text:span text:style-name="T4"> </text:span><text:span text:style-name="T7">Consumo diario</text:span></text:p>
      <text:p text:style-name="P5"><text:span text:style-name="T7"/></text:p>
      <text:p text:style-name="P6"><text:span text:style-name="T1"><text:tab/>PrActu - PlnNuev = </text:span><text:bookmark-start text:name="__DdeLink__10_2043936307"/><text:span text:style-name="T1">PrtDiario</text:span><text:bookmark-end text:name="__DdeLink__10_2043936307"/><text:span text:style-name="T1"> </text:span><text:span text:style-name="T12">→ </text:span><text:span text:style-name="T19">DifConsumo</text:span></text:p>
      <text:p text:style-name="P6"><text:span text:style-name="T19"/></text:p>
      <text:p text:style-name="P7"><text:span text:style-name="T1"><text:tab/>CicloMesActual - DiaCambio = </text:span><text:bookmark-start text:name="__DdeLink__2_2043936307"/><text:span text:style-name="T1">DíasConsumoPlanActual</text:span><text:bookmark-end text:name="__DdeLink__2_2043936307"/><text:span text:style-name="T1"> </text:span><text:bookmark-start text:name="__DdeLink__27_2043936307"/><text:span text:style-name="T12">→</text:span><text:bookmark-end text:name="__DdeLink__27_2043936307"/><text:span text:style-name="T1"> </text:span><text:bookmark-start text:name="__DdeLink__29_2043936307"/><text:span text:style-name="T8">OpeDiasConsu</text:span><text:bookmark-end text:name="__DdeLink__29_2043936307"/></text:p>
      <text:p text:style-name="P7"><text:span text:style-name="T1"><text:tab/>DiaCambio - CicloMesSiguiente = </text:span><text:bookmark-start text:name="__DdeLink__4_2043936307"/><text:span text:style-name="T1">DíasConsumoPlanNuevo</text:span><text:bookmark-end text:name="__DdeLink__4_2043936307"/><text:span text:style-name="T1"> </text:span><text:span text:style-name="T12">→ </text:span><text:span text:style-name="T19">OpeDiasConsu</text:span></text:p>
      <text:p text:style-name="P7"><text:span text:style-name="T19"/></text:p>
      <text:p text:style-name="P3"><text:span text:style-name="T21"><text:tab/></text:span><text:span text:style-name="T22">P</text:span><text:span text:style-name="T23">rPl</text:span><text:span text:style-name="T22">nNuev * </text:span><text:bookmark-start text:name="__DdeLink__12_2043936307"/><text:span text:style-name="T22">DíasConsumoPlanNuevo</text:span><text:bookmark-end text:name="__DdeLink__12_2043936307"/><text:span text:style-name="T22"> </text:span><text:span text:style-name="T23">= ConsumoNuevoHastaFechaCorte</text:span><text:span text:style-name="T16">→ </text:span><text:span text:style-name="T20">NO/Consumido</text:span></text:p>
      <text:p text:style-name="P3"><text:span text:style-name="T21"><text:tab/></text:span><text:span text:style-name="T22">PrtDiario * <text:s/>DíasConsumoPlanNuevo </text:span><text:span text:style-name="T23">= AumentoRenta</text:span><text:span text:style-name="T16">→ </text:span><text:span text:style-name="T20">NO/Consumido</text:span><text:bookmark-end text:name="__DdeLink__53_2043936307"/>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9:04:05.197769894</meta:creation-date>
    <dc:date>2022-10-09T21:39:12.779125748</dc:date>
    <meta:editing-duration>PT1H14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88" meta:character-count="612" meta:non-whitespace-character-count="524"/>
  </office:meta>
</office:document-meta>
</file>